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id2D&lt; Type &gt;( Width, Height [, InitValue] )</text:p>
      <text:p text:style-name="Standard"/>
      <text:p text:style-name="Standard">Grid.Count( Type Value ); - Return the number of instances of Value.</text:p>
      <text:p text:style-name="Standard">Grid.CountNot( Type Value ); - Return the number of non instances of Value.</text:p>
      <text:p text:style-name="Standard"/>
      <text:p text:style-name="Standard">Grid.Resize( Width, Height [, InitValue] );</text:p>
      <text:p text:style-name="Standard">Resize aligning the existing data to the center.</text:p>
      <text:p text:style-name="Standard"/>
      <text:p text:style-name="Standard">Grid.ResizeAlign( Width, Height, Xalign, Yalign [, InitValue] );</text:p>
      <text:p text:style-name="Standard">Resize aligning the the existing data to an edge. <text:s/>-1 is left and top. <text:s/>+1 is bottom and right. <text:s/>0 is center.</text:p>
      <text:p text:style-name="Standard"/>
      <text:p text:style-name="Standard">Grid.SetWidth( Value [, InitValue] );</text:p>
      <text:p text:style-name="Standard">Grid.SetWidthCenter( Value [, InitValue] );</text:p>
      <text:p text:style-name="Standard">Grid.SetWidthLeft( Value [, InitValue] );</text:p>
      <text:p text:style-name="Standard">Grid.SetWidthRight( Value [, InitValue] );</text:p>
      <text:p text:style-name="Standard"/>
      <text:p text:style-name="Standard">Grid.SetHeight( Value [, InitValue] );</text:p>
      <text:p text:style-name="Standard">Grid.SetHeightCenter( Value [, InitValue] );</text:p>
      <text:p text:style-name="Standard">Grid.SetHeightTop( Value [, InitValue] );</text:p>
      <text:p text:style-name="Standard">Grid.SetHeightBottom( Value [, InitValue] );</text:p>
      <text:p text:style-name="Standard"/>
      <text:p text:style-name="Standard"/>
      <text:p text:style-name="Standard">NewGrid = Grid2D&lt;Type&gt;::Merge( GridA, GridB, ax, ay, bx, by [, InitValue] );</text:p>
      <text:p text:style-name="Standard">Given two grids, and positions, merge them together in to a single grid.</text:p>
      <text:p text:style-name="Standard"/>
      <text:p text:style-name="Standard">Grid( x, y ) = 10;</text:p>
      <text:p text:style-name="Standard">Var = Grid( x, y );</text:p>
      <text:p text:style-name="Standard"/>
      <text:p text:style-name="Standard">Grid.Wrap( x, y ) = Value;</text:p>
      <text:p text:style-name="Standard">Index the grid, wrapping co-ordinates around per axis.</text:p>
      <text:p text:style-name="Standard"/>
      <text:p text:style-name="Standard">Grid.NextWrap( x, y ) = Value;</text:p>
      <text:p text:style-name="Standard">Index the grid, wrapping similar to “word wrap”, going to the next line, and back to the top.</text:p>
      <text:p text:style-name="Standard"/>
      <text:p text:style-name="Standard">Grid.Height()</text:p>
      <text:p text:style-name="Standard">Grid.Width()</text:p>
      <text:p text:style-name="Standard"/>
      <text:p text:style-name="Standard">Grid.Size()</text:p>
      <text:p text:style-name="Standard">Number of elements (Width*Height).</text:p>
      <text:p text:style-name="Standard"/>
      <text:p text:style-name="Standard">NewGrid = Grid.RotateCW();</text:p>
      <text:p text:style-name="Standard">NewGrid = Grid.RotateCCW();</text:p>
      <text:p text:style-name="Standard">return a copy of the grid, rotated 90 degrees either Clockwise or Counter Clockwise.</text:p>
      <text:p text:style-name="Standard"/>
      <text:p text:style-name="Standard">NewGrid = Grid.FlipX();</text:p>
      <text:p text:style-name="Standard">NewGrid = Grid.FlipY();</text:p>
      <text:p text:style-name="Standard">return a copy of the grid, all values flipped about the specified ax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9$Build-9124</meta:generator>
    <meta:creation-date>2007-12-16T04:12:09</meta:creation-date>
    <dc:date>2007-12-16T04:50:53</dc:date>
    <dc:language>en-US</dc:language>
    <meta:editing-cycles>4</meta:editing-cycles>
    <meta:editing-duration>PT10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3" meta:word-count="200" meta:character-count="1494"/>
  </office:meta>
</office:document-meta>
</file>